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.1665in" fo:margin-bottom="0.1665in" loext:contextual-spacing="false" fo:line-height="100%"/>
    </style:style>
    <style:style style:name="P2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Heading_20_1" style:list-style-name="WWNum3"/>
    <style:style style:name="P27" style:family="paragraph" style:parent-style-name="Heading_20_1" style:list-style-name="WWNum3">
      <style:paragraph-properties fo:break-before="auto" fo:break-after="auto"/>
    </style:style>
    <style:style style:name="P28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29" style:family="paragraph" style:parent-style-name="Heading_20_1" style:list-style-name="WWNum3">
      <style:paragraph-properties fo:margin-top="0.1665in" fo:margin-bottom="0.1665in" loext:contextual-spacing="false" fo:line-height="100%"/>
    </style:style>
    <style:style style:name="P30" style:family="paragraph" style:parent-style-name="Heading_20_1" style:list-style-name="WWNum3">
      <style:paragraph-properties fo:margin-top="0in" fo:margin-bottom="0.0429in" loext:contextual-spacing="false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669966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24" style:family="text">
      <style:text-properties fo:color="#99007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Docker</text:span><text:span text:style-name="T2"><text:line-break/></text:span><text:span text:style-name="T3">UD 06. Caso práctico 08 - Ejecutando DeepSeek R1 (Ollama) y Open WebUI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3</text:span></text:a></text:p>
          <text:p text:style-name="P11"><text:a xlink:type="simple" xlink:href="#_52g1tert96et" text:style-name="Index_20_Link" text:visited-style-name="Index_20_Link"><text:span text:style-name="T13">2. ¿Qué es Ollama?<text:tab/>3</text:span></text:a></text:p>
          <text:p text:style-name="P11"><text:a xlink:type="simple" xlink:href="#_okmmzuar0mdp" text:style-name="Index_20_Link" text:visited-style-name="Index_20_Link"><text:span text:style-name="T13">3. ¿Qué es DeepSeek R1?<text:tab/>3</text:span></text:a></text:p>
          <text:p text:style-name="P11"><text:a xlink:type="simple" xlink:href="#_868q6abj4tzc" text:style-name="Index_20_Link" text:visited-style-name="Index_20_Link"><text:span text:style-name="T13">4. ¿Qué es Open WebUI?<text:tab/>3</text:span></text:a></text:p>
          <text:p text:style-name="P11"><text:a xlink:type="simple" xlink:href="#_vyhbfp4t666x" text:style-name="Index_20_Link" text:visited-style-name="Index_20_Link"><text:span text:style-name="T13">5. Fichero "docker-compose.yml" desplegar Ollama y Open WebUI<text:tab/>3</text:span></text:a></text:p>
          <text:p text:style-name="P11"><text:a xlink:type="simple" xlink:href="#_pcvw1iwns7v4" text:style-name="Index_20_Link" text:visited-style-name="Index_20_Link"><text:span text:style-name="T13">6. Poniendo en marcha el sistema<text:tab/>4</text:span></text:a></text:p>
          <text:p text:style-name="P11"><text:a xlink:type="simple" xlink:href="#_f1qsy6hl61ep" text:style-name="Index_20_Link" text:visited-style-name="Index_20_Link"><text:span text:style-name="T13">7. Descargando el modelo DeepSeek R1<text:tab/>4</text:span></text:a></text:p>
          <text:p text:style-name="P11"><text:a xlink:type="simple" xlink:href="#_bcfewvw9wft" text:style-name="Index_20_Link" text:visited-style-name="Index_20_Link"><text:span text:style-name="T13">8. Interactuando con el modelo<text:tab/>5</text:span></text:a></text:p>
          <text:p text:style-name="P11"><text:a xlink:type="simple" xlink:href="#_a8hs4cq2ylgm" text:style-name="Index_20_Link" text:visited-style-name="Index_20_Link"><text:span text:style-name="T13">9. Bibliografía<text:tab/>5</text:span></text:a></text:p>
        </text:index-body>
      </text:table-of-content>
      <text:p text:style-name="Standard"/>
      <text:p text:style-name="P13"/>
      <text:p text:style-name="P14"><text:span text:style-name="T15">UD06. Caso práctico 08</text:span></text:p>
      <text:list xml:id="list1998587841" text:style-name="WWNum3">
        <text:list-item>
          <text:p text:style-name="P27"><text:bookmark text:name="_dbh0n1vac4c8"/>Introducción</text:p>
        </text:list-item>
      </text:list>
      <text:p text:style-name="P19">En este caso práctico, aprenderemos a desplegar DeepSeek R1 (usando Ollama), un modelo de lenguaje de código abierto, junto con Open WebUI, una interfaz gráfica autoalojada y fácil de usar para interactuar con modelos LLM. Utilizaremos Docker Compose para facilitar la puesta en marcha y gestión de los contenedores.</text:p>
      <text:list xml:id="list152052612354037" text:continue-numbering="true" text:style-name="WWNum3">
        <text:list-item>
          <text:p text:style-name="P29"><text:bookmark text:name="_52g1tert96et"/>¿Qué es Ollama?</text:p>
        </text:list-item>
      </text:list>
      <text:p text:style-name="P19">Ollama es un gestor de modelos de lenguaje diseñado para ejecutar grandes modelos de inteligencia artificial en local. Facilita la descarga, ejecución y gestión de modelos sin necesidad de depender de servicios en la nube. Su arquitectura optimizada permite ejecutar modelos en hardware local con un alto nivel de eficiencia.</text:p>
      <text:list xml:id="list152053644531771" text:continue-numbering="true" text:style-name="WWNum3">
        <text:list-item>
          <text:p text:style-name="P29"><text:bookmark text:name="_okmmzuar0mdp"/>¿Qué es DeepSeek R1?</text:p>
        </text:list-item>
      </text:list>
      <text:p text:style-name="P19">DeepSeek R1 es un modelo de inteligencia artificial desarrollado como alternativa de código abierto a los modelos comerciales de lenguaje natural. Se destaca por su accesibilidad y transparencia, permitiendo su uso en entornos de investigación y aplicaciones comerciales sin restricciones.</text:p>
      <text:list xml:id="list152052486001010" text:continue-numbering="true" text:style-name="WWNum3">
        <text:list-item>
          <text:p text:style-name="P29"><text:bookmark text:name="_868q6abj4tzc"/>¿Qué es Open WebUI?</text:p>
        </text:list-item>
      </text:list>
      <text:p text:style-name="P19">Open WebUI es una interfaz gráfica de usuario diseñada para facilitar la interacción con modelos LLM sin necesidad de una conexión a la nube. Al ejecutarse localmente, permite mayor control sobre los datos y evita la dependencia de servicios externos.</text:p>
      <text:p text:style-name="P19">Las ventajas de ejecutar estos modelos en local incluyen:</text:p>
      <text:list xml:id="list3671042188" text:style-name="WWNum1">
        <text:list-item>
          <text:p text:style-name="P20"><text:span text:style-name="T10">Personalización</text:span>: Permite ajustar modelos y configuraciones a necesidades específicas.</text:p>
        </text:list-item>
        <text:list-item>
          <text:p text:style-name="P21"><text:span text:style-name="T10">Costes reducidos:</text:span> Evita pagos por servicios en la nube si se dispone de una máquina adecuada.</text:p>
        </text:list-item>
        <text:list-item>
          <text:p text:style-name="P21"><text:span text:style-name="T10">Privacidad</text:span>: Garantiza que los datos no salgan del entorno local.</text:p>
        </text:list-item>
      </text:list>
      <text:list xml:id="list152053142357822" text:continue-list="list152052486001010" text:style-name="WWNum3">
        <text:list-item>
          <text:p text:style-name="P28"><text:bookmark text:name="_vyhbfp4t666x"/>Fichero "docker-compose.yml" desplegar Ollama y Open WebUI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20">version: </text:span><text:span text:style-name="T22">"3.9"</text:span><text:span text:style-name="T20"> <text:s/></text:span><text:span text:style-name="T23"># Versión de Docker Compose a utilizar</text:span><text:span text:style-name="T20"><text:line-break/><text:line-break/>services:<text:line-break/> <text:s/>webui:<text:line-break/><text:tab/>image: </text:span><text:span text:style-name="T22">ghcr.io/open-webui/open-webui:main</text:span><text:span text:style-name="T20"> <text:s/></text:span><text:span text:style-name="T23"># Imagen de Open WebUI desde GitHub Container Registry</text:span><text:span text:style-name="T20"><text:line-break/><text:tab/>ports:<text:line-break/> <text:s/><text:tab/></text:span><text:span text:style-name="T24">-</text:span><text:span text:style-name="T20"> </text:span><text:span text:style-name="T25">3000</text:span><text:span text:style-name="T22">:8080/tcp</text:span><text:span text:style-name="T20"> <text:s/></text:span><text:span text:style-name="T23"># Mapea el puerto 8080 del contenedor al puerto 3000 del host</text:span><text:span text:style-name="T20"><text:line-break/><text:tab/>volumes:<text:line-break/> <text:s/><text:tab/></text:span><text:span text:style-name="T24">-</text:span><text:span text:style-name="T20"> open-webui:/app/backend/data <text:s/></text:span><text:span text:style-name="T23"># Volumen persistente para almacenar datos de Open WebUI</text:span><text:span text:style-name="T20"><text:line-break/><text:tab/>extra_hosts:<text:line-break/> <text:s/><text:tab/></text:span><text:span text:style-name="T24">-</text:span><text:span text:style-name="T20"> </text:span><text:span text:style-name="T22">"host.docker.internal:host-gateway"</text:span><text:span text:style-name="T20"> <text:s/></text:span><text:span text:style-name="T23"># Permite que el contenedor acceda al host</text:span><text:span text:style-name="T20"><text:line-break/><text:tab/>depends_on:<text:line-break/> <text:s/><text:tab/></text:span><text:span text:style-name="T24">-</text:span><text:span text:style-name="T20"> </text:span><text:span text:style-name="T22">ollama</text:span><text:span text:style-name="T20"> <text:s/></text:span><text:span text:style-name="T23"># Indica que este servicio debe iniciarse después de 'ollama'</text:span><text:span text:style-name="T20"><text:line-break/><text:line-break/> <text:s/>ollama:<text:line-break/><text:tab/>image: </text:span><text:span text:style-name="T22">ollama/ollama</text:span><text:span text:style-name="T20"> <text:s/></text:span><text:span text:style-name="T23"># Imagen del servicio Ollama</text:span><text:span text:style-name="T20"><text:line-break/><text:tab/>expose:<text:line-break/> <text:s/><text:tab/></text:span><text:span text:style-name="T24">-</text:span><text:span text:style-name="T20"> </text:span><text:span text:style-name="T25">11434</text:span><text:span text:style-name="T22">/tcp</text:span><text:span text:style-name="T20"> <text:s/></text:span><text:span text:style-name="T23"># Expone el puerto 11434 dentro de la red interna de Docker</text:span><text:span text:style-name="T20"><text:line-break/><text:tab/>ports:<text:line-break/> <text:s/><text:tab/></text:span><text:span text:style-name="T24">-</text:span><text:span text:style-name="T20"> </text:span><text:span text:style-name="T25">11434</text:span><text:span text:style-name="T22">:11434/tcp</text:span><text:span text:style-name="T20"> <text:s/></text:span><text:span text:style-name="T23"># Mapea el puerto 11434 del contenedor al mismo puerto en el host</text:span><text:span text:style-name="T20"><text:line-break/><text:tab/>healthcheck:<text:line-break/> <text:s/><text:tab/>test: </text:span><text:span text:style-name="T22">ollama</text:span><text:span text:style-name="T20"> </text:span><text:span text:style-name="T24">--version</text:span><text:span text:style-name="T20"> </text:span><text:span text:style-name="T22">||</text:span><text:span text:style-name="T20"> </text:span><text:span text:style-name="T22">exit</text:span><text:span text:style-name="T20"> </text:span><text:span text:style-name="T25">1</text:span><text:span text:style-name="T20"> <text:s/></text:span><text:span text:style-name="T23"># Verifica que Ollama esté funcionando correctamente</text:span><text:span text:style-name="T20"><text:line-break/><text:tab/>volumes:<text:line-break/> <text:s/><text:tab/></text:span><text:span text:style-name="T24">-</text:span><text:span text:style-name="T20"> ollama:/root/.ollama <text:s/></text:span><text:span text:style-name="T23"># Volumen persistente para almacenar datos de Ollama</text:span><text:span text:style-name="T20"><text:line-break/><text:line-break/>volumes:<text:line-break/> <text:s/>ollama: <text:s/></text:span><text:span text:style-name="T23"># Define un volumen para Ollama, asegurando persistencia de datos</text:span><text:span text:style-name="T20"><text:line-break/> <text:s/>open-webui: <text:s/></text:span><text:span text:style-name="T23"># Define un volumen para Open WebUI, evitando pérdida de información entre reinicios</text:span></text:p>
          </table:table-cell>
        </table:table-row>
      </table:table>
      <text:p text:style-name="Standard"/>
      <text:p text:style-name="Standard">Este docker-compose.yml define dos servicios:</text:p>
      <text:list xml:id="list303304146" text:style-name="WWNum2">
        <text:list-item>
          <text:p text:style-name="P23"><text:span text:style-name="T10">ollama</text:span>: Proporciona la infraestructura para gestionar y ejecutar modelos de lenguaje.</text:p>
        </text:list-item>
        <text:list-item>
          <text:p text:style-name="P22"><text:span text:style-name="T10">webui</text:span>: Ofrece una interfaz gráfica accesible en el puerto 3000 para interactuar con los modelos.</text:p>
        </text:list-item>
      </text:list>
      <text:list xml:id="list152053929223689" text:continue-list="list152053142357822" text:style-name="WWNum3">
        <text:list-item>
          <text:p text:style-name="P30"><text:bookmark text:name="_pcvw1iwns7v4"/>Poniendo en marcha el sistema</text:p>
        </text:list-item>
      </text:list>
      <text:p text:style-name="Standard">Para desplegar los servicios, situarnos en el directorio donde se encuentra el fichero docker-compose.yml y ejecutar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1">docker compose up -d</text:span></text:p>
          </table:table-cell>
        </table:table-row>
      </table:table>
      <text:p text:style-name="Standard"><text:soft-page-break/></text:p>
      <text:p text:style-name="Standard">Esto iniciará los contenedores de Ollama y Open WebUI. Una vez en marcha, accedemos a Open WebUI en <text:a xlink:type="simple" xlink:href="http://localhost:3000" text:style-name="ListLabel_20_19" text:visited-style-name="ListLabel_20_19"><text:span text:style-name="T26">http://localhost:3000</text:span></text:a>.</text:p>
      <text:p text:style-name="Standard"/>
      <text:list xml:id="list152052396725047" text:continue-numbering="true" text:style-name="WWNum3">
        <text:list-item>
          <text:p text:style-name="P26"><text:bookmark text:name="_f1qsy6hl61ep"/>Descargando el modelo DeepSeek R1</text:p>
        </text:list-item>
      </text:list>
      <text:p text:style-name="Standard">Al iniciar el sistema por primera vez, Open WebUI estará vacío ya que no incluye modelos por defecto. Aquí se pueden ver todos los modelos disponibles <text:a xlink:type="simple" xlink:href="https://ollama.com/library" text:style-name="ListLabel_20_19" text:visited-style-name="ListLabel_20_19"><text:span text:style-name="T26">https://ollama.com/library</text:span></text:a></text:p>
      <text:p text:style-name="Standard">Para descargar DeepSeek R1, ejecutamos el siguiente comando dentro del contenedor de Ollama: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1">docker </text:span><text:span text:style-name="T27">exec</text:span><text:span text:style-name="T21"> -it ollama-ollama-1 ollama pull deepseek-r1</text:span></text:p>
          </table:table-cell>
        </table:table-row>
      </table:table>
      <text:p text:style-name="Standard"/>
      <text:p text:style-name="Standard">El cual descargará el modelo por defecto de 7b de parámetros.</text:p>
      <text:p text:style-name="Standard"/>
      <text:p text:style-name="Standard"/>
      <text:p text:style-name="Standard">O si queremos solo probar el sistema y descargar una versión más ligera, podemos descargar la de 1.5b de parámetros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1">docker </text:span><text:span text:style-name="T27">exec</text:span><text:span text:style-name="T21"> -it ollama-ollama-1 ollama pull deepseek-r1:1.5b</text:span></text:p>
          </table:table-cell>
        </table:table-row>
      </table:table>
      <text:p text:style-name="Standard"/>
      <text:list xml:id="list152052571764924" text:continue-numbering="true" text:style-name="WWNum3">
        <text:list-item>
          <text:p text:style-name="P26"><text:bookmark text:name="_bcfewvw9wft"/>Interactuando con el modelo</text:p>
        </text:list-item>
      </text:list>
      <text:p text:style-name="Standard">Podemos usar la interfaz gráfica en <text:a xlink:type="simple" xlink:href="http://localhost:3000" text:style-name="ListLabel_20_19" text:visited-style-name="ListLabel_20_19"><text:span text:style-name="T26">http://localhost:3000</text:span></text:a> o interactuar directamente con el modelo desde la línea de comandos ejecutando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1">docker </text:span><text:span text:style-name="T27">exec</text:span><text:span text:style-name="T21"> -it ollama-ollama-1 ollama run deepseek-r1</text:span></text:p>
          </table:table-cell>
        </table:table-row>
      </table:table>
      <text:p text:style-name="Standard">o si procede, en su lugar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21">docker </text:span><text:span text:style-name="T27">exec</text:span><text:span text:style-name="T21"> -it ollama-ollama-1 ollama run deepseek-r1:1.5b</text:span></text:p>
          </table:table-cell>
        </table:table-row>
      </table:table>
      <text:p text:style-name="Standard"/>
      <text:p text:style-name="P25"><text:span text:style-name="T9"><text:s/>💬</text:span> <text:span text:style-name="T10">Interesante: </text:span>Esta opción permite usar el modelo sin necesidad de una UI, lo que puede ser útil para automatizaciones o pruebas rápidas.</text:p>
      <text:p text:style-name="Standard"/>
      <text:p text:style-name="Standard">Finalmente, para detener y eliminar los contenedores sin afectar a los volúmenes de dat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1">docker compose down</text:span></text:p>
          </table:table-cell>
        </table:table-row>
      </table:table>
      <text:p text:style-name="Standard">Esto mantendrá la persistencia de los datos en los volúmenes ollama y open-webui.</text:p>
      <text:list xml:id="list152052373142358" text:continue-numbering="true" text:style-name="WWNum3">
        <text:list-item>
          <text:p text:style-name="P26"><text:bookmark text:name="_a8hs4cq2ylgm"/>Bibliografía</text:p>
        </text:list-item>
      </text:list>
      <text:p text:style-name="P7">[1] Docker Docs <text:a xlink:type="simple" xlink:href="https://docs.docker.com/" text:style-name="ListLabel_20_19" text:visited-style-name="ListLabel_20_19"><text:span text:style-name="T26">https://docs.docker.com/</text:span></text:a></text:p>
      <text:p text:style-name="P7">[2] Docker Compose Docs <text:a xlink:type="simple" xlink:href="https://docs.docker.com/compose/" text:style-name="ListLabel_20_19" text:visited-style-name="ListLabel_20_19"><text:span text:style-name="T26">https://docs.docker.com/compose/</text:span></text:a></text:p>
      <text:p text:style-name="P7">[3] Open WebUI: <text:a xlink:type="simple" xlink:href="https://github.com/open-webui/open-webui" text:style-name="ListLabel_20_19" text:visited-style-name="ListLabel_20_19"><text:span text:style-name="T26">https://github.com/open-webui/open-webui</text:span></text:a></text:p>
      <text:p text:style-name="P8">[4] DeepSeek: <text:a xlink:type="simple" xlink:href="https://www.deepseek.com/" text:style-name="ListLabel_20_19" text:visited-style-name="ListLabel_20_19"><text:span text:style-name="T26">https://www.deepseek.com/</text:span></text:a></text:p>
      <text:p text:style-name="P8">[5] Ollama: <text:a xlink:type="simple" xlink:href="https://ollama.com/" text:style-name="ListLabel_20_19" text:visited-style-name="ListLabel_20_19"><text:span text:style-name="T26">https://ollama.com/</text:span></text:a> <text:s/>y su lista de modelos <text:a xlink:type="simple" xlink:href="https://ollama.com/library" text:style-name="ListLabel_20_19" text:visited-style-name="ListLabel_20_19"><text:span text:style-name="T26">https://ollama.com/library</text:span></text:a> </text:p>
      <text:p text:style-name="P8"/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8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3" meta:object-count="0" meta:page-count="2" meta:paragraph-count="67" meta:word-count="870" meta:character-count="5794" meta:non-whitespace-character-count="4936"/>
    <meta:generator>LibreOfficeDev/6.0.5.2$Linux_X86_64 LibreOffice_project/</meta:generator>
  </office:meta>
</office:document-meta>
</file>